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bd0" officeooo:paragraph-rsid="00130bd0"/>
    </style:style>
    <style:style style:name="P2" style:family="paragraph" style:parent-style-name="Standard">
      <style:text-properties style:font-name="Liberation Mono" officeooo:rsid="00130bd0" officeooo:paragraph-rsid="00130bd0"/>
    </style:style>
    <style:style style:name="P3" style:family="paragraph" style:parent-style-name="Standard">
      <style:text-properties style:font-name="Liberation Mono" officeooo:rsid="00130bd0" officeooo:paragraph-rsid="0017608f"/>
    </style:style>
    <style:style style:name="P4" style:family="paragraph" style:parent-style-name="Standard">
      <style:text-properties style:font-name="Liberation Mono" fo:font-style="normal" officeooo:rsid="00130bd0" officeooo:paragraph-rsid="00130bd0" style:font-style-asian="normal" style:font-style-complex="normal"/>
    </style:style>
    <style:style style:name="P5" style:family="paragraph" style:parent-style-name="Standard">
      <style:text-properties style:font-name="Liberation Mono" fo:font-style="normal" officeooo:rsid="00166331" officeooo:paragraph-rsid="00166331" style:font-style-asian="normal" style:font-style-complex="normal"/>
    </style:style>
    <style:style style:name="P6" style:family="paragraph" style:parent-style-name="Standard">
      <style:text-properties style:font-name="Liberation Mono" fo:font-style="normal" officeooo:rsid="0017608f" officeooo:paragraph-rsid="0017608f" style:font-style-asian="normal" style:font-style-complex="normal"/>
    </style:style>
    <style:style style:name="P7" style:family="paragraph" style:parent-style-name="Standard">
      <style:text-properties style:font-name="Liberation Mono" officeooo:rsid="00166331" officeooo:paragraph-rsid="00166331"/>
    </style:style>
    <style:style style:name="P8" style:family="paragraph" style:parent-style-name="Standard">
      <style:text-properties fo:font-style="normal" officeooo:rsid="00166331" officeooo:paragraph-rsid="00166331" style:font-style-asian="normal" style:font-style-complex="normal"/>
    </style:style>
    <style:style style:name="P9" style:family="paragraph" style:parent-style-name="Standard">
      <style:text-properties fo:font-style="normal" officeooo:rsid="0017608f" officeooo:paragraph-rsid="0017608f" style:font-style-asian="normal" style:font-style-complex="normal"/>
    </style:style>
    <style:style style:name="P10" style:family="paragraph" style:parent-style-name="Standard">
      <style:text-properties style:font-name="Arial" fo:font-style="normal" officeooo:rsid="0017608f" officeooo:paragraph-rsid="0017608f" style:font-style-asian="normal" style:font-style-complex="normal"/>
    </style:style>
    <style:style style:name="P11" style:family="paragraph" style:parent-style-name="Standard">
      <style:text-properties style:font-name="Liberation Mono" fo:font-style="normal" officeooo:rsid="00166331" officeooo:paragraph-rsid="00166331" style:font-style-asian="normal" style:font-style-complex="normal"/>
    </style:style>
    <style:style style:name="P12" style:family="paragraph" style:parent-style-name="Standard">
      <style:text-properties fo:font-style="normal" officeooo:rsid="0017608f" officeooo:paragraph-rsid="0017608f" style:font-style-asian="normal" style:font-style-complex="normal"/>
    </style:style>
    <style:style style:name="P13" style:family="paragraph" style:parent-style-name="Text_20_body">
      <style:text-properties officeooo:rsid="001ae47a" officeooo:paragraph-rsid="001ae47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608f" style:font-style-asian="normal" style:font-style-complex="normal"/>
    </style:style>
    <style:style style:name="T3" style:family="text">
      <style:text-properties fo:font-style="normal" officeooo:rsid="001ae47a" style:font-style-asian="normal" style:font-style-complex="normal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10pt" fo:font-style="normal" officeooo:rsid="0017608f" style:font-size-asian="10pt" style:font-style-asian="normal" style:font-size-complex="10pt" style:font-style-complex="normal"/>
    </style:style>
    <style:style style:name="T6" style:family="text">
      <style:text-properties officeooo:rsid="0019e338"/>
    </style:style>
    <style:style style:name="T7" style:family="text">
      <style:text-properties officeooo:rsid="001ab3e1"/>
    </style:style>
    <style:style style:name="T8" style:family="text">
      <style:text-properties officeooo:rsid="001ae47a"/>
    </style:style>
    <style:style style:name="T9" style:family="text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itialisation of members database</text:h>
      <text:p text:style-name="P13">This is a list of commands for use on a Debian system. <text:s/></text:p>
      <text:p text:style-name="P13">It's not a shell script.</text:p>
      <text:p text:style-name="P1"/>
      <text:p text:style-name="P2">sudo apt update</text:p>
      <text:p text:style-name="P2">sudo apt install apache2</text:p>
      <text:p text:style-name="P2">sudo apt install mariadb-server</text:p>
      <text:p text:style-name="P2">sudo apt install php8.1 php8.1-mysql</text:p>
      <text:p text:style-name="P2"/>
      <text:p text:style-name="P2">sudo mysql_secure_installation</text:p>
      <text:p text:style-name="P2"><text:tab/>current password for root (enter for none):<text:tab/>&lt;enter&gt;</text:p>
      <text:p text:style-name="P2"><text:tab/>switch to unix_socket authentication [Y/n]:<text:tab/>n</text:p>
      <text:p text:style-name="P2"><text:tab/>change the root password? [Y/n]:<text:tab/><text:tab/><text:tab/>n</text:p>
      <text:p text:style-name="P2"><text:tab/>remove anonymous users? [Y/n]:<text:tab/><text:tab/><text:tab/>y</text:p>
      <text:p text:style-name="P2"><text:tab/>disallow root login remotely? [Y/n]:<text:tab/><text:tab/>y</text:p>
      <text:p text:style-name="P2"><text:tab/>remove test database and access? [Y/n]:<text:tab/>y</text:p>
      <text:p text:style-name="P2"><text:tab/>reload privilege tables now? [Y/n]:<text:tab/><text:tab/>y</text:p>
      <text:p text:style-name="P2"/>
      <text:p text:style-name="P2">sudo mysql</text:p>
      <text:p text:style-name="P2"><text:tab/>create user rml identified by '&lt;<text:span text:style-name="T8">password&gt;</text:span>';</text:p>
      <text:p text:style-name="P2"><text:tab/>create database members;</text:p>
      <text:p text:style-name="P2"><text:tab/>grant all privileges on members.* to 'rml';</text:p>
      <text:p text:style-name="P2"><text:tab/>quit</text:p>
      <text:p text:style-name="P2"/>
      <text:p text:style-name="P2">sudo a2enmod php8.1<text:tab/><text:tab/>(may be already enabled)</text:p>
      <text:p text:style-name="P2">sudo a2enmod rewrite</text:p>
      <text:p text:style-name="P2">sudo systemctl restart apache2</text:p>
      <text:p text:style-name="P2"/>
      <text:p text:style-name="P2">cd <text:span text:style-name="T8">~</text:span><text:span text:style-name="T1">/</text:span><text:span text:style-name="T2">member_database/</text:span><text:span text:style-name="T3">install</text:span><text:span text:style-name="T1">/</text:span></text:p>
      <text:p text:style-name="P2"><text:span text:style-name="T1">./loadsql members.sql<text:tab/></text:span><text:span text:style-name="T4">(creates the tables and load</text:span><text:span text:style-name="T5">s</text:span><text:span text:style-name="T4"> initial data)</text:span></text:p>
      <text:p text:style-name="P4"/>
      <text:p text:style-name="P5">sudo mkdir /var/www/auth</text:p>
      <text:p text:style-name="P3"><text:span text:style-name="T1">cd </text:span><text:span text:style-name="T3">~</text:span><text:span text:style-name="T1">/</text:span><text:span text:style-name="T2">member_database/</text:span><text:span text:style-name="T1">php/</text:span></text:p>
      <text:p text:style-name="P7"><text:span text:style-name="T1">sudo cp *.* /var/www/html<text:tab/></text:span><text:span text:style-name="T4">(copies the php files to DocumentRoot)</text:span></text:p>
      <text:p text:style-name="P5">sudo mv /var/www/html/rml.inc /var/www/auth/</text:p>
      <text:p text:style-name="P5"><text:span text:style-name="T6">sudo </text:span>ln -s /var/www/html/rml.php /var/www/html/index.php</text:p>
      <text:p text:style-name="P5">sudo rm /var/www/html/index.html</text:p>
      <text:p text:style-name="P8"/>
      <text:p text:style-name="P9">## If there's a database backup available, restore database </text:p>
      <text:p text:style-name="P9"><text:span text:style-name="T9">cd &lt;database backups&gt;</text:span></text:p>
      <text:p text:style-name="P6"><text:span text:style-name="T8">~</text:span>/member_database/bin/loadsql &lt;backup-filename.sql&gt;</text:p>
      <text:p text:style-name="P6"/>
      <text:p text:style-name="P10">## Daily backup task <text:span text:style-name="T7">saves the database tables and data</text:span></text:p>
      <text:p text:style-name="P10"/>
      <text:p text:style-name="P6"><text:span text:style-name="T8">~</text:span>/member_database/bin/DBdump.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</meta:initial-creator>
    <meta:creation-date>2022-10-01T10:32:17.619805580</meta:creation-date>
    <dc:date>2022-11-10T16:39:50.351692736</dc:date>
    <dc:creator>Ian</dc:creator>
    <meta:editing-duration>PT22M20S</meta:editing-duration>
    <meta:editing-cycles>6</meta:editing-cycles>
    <meta:generator>LibreOffice/7.2.7.2$Linux_X86_64 LibreOffice_project/20$Build-2</meta:generator>
    <meta:document-statistic meta:table-count="0" meta:image-count="0" meta:object-count="0" meta:page-count="1" meta:paragraph-count="36" meta:word-count="179" meta:character-count="1321" meta:non-whitespace-character-count="1157"/>
  </office:meta>
</office:document-meta>
</file>